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style:text-underline-style="solid" style:text-underline-width="auto" style:text-underline-color="font-color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RIE DE VOREPPE (Isère)</text:p>
      <text:p text:style-name="P1">Canton de VOIRON</text:p>
      <text:p text:style-name="P1">Arrondissement de GRENOBLE</text:p>
      <text:p text:style-name="P1"/>
      <text:p text:style-name="P1"/>
      <text:p text:style-name="P2">ACTE DE DECES N°[numActe]</text:p>
      <text:p text:style-name="P1"/>
      <text:p text:style-name="P3">[nomDefunt] [prenomDefunt]</text:p>
      <text:p text:style-name="P1"/>
      <text:p text:style-name="P1"/>
      <text:p text:style-name="P1"/>
      <text:p text:style-name="P1">Le [dateD] à [heureD], est<text:bookmark-start text:name="__DdeLink__70_1322465299"/> <text:bookmark-end text:name="__DdeLink__70_1322465299"/>[deceder], [rueDeces], <text:span text:style-name="T2">[prenomDefunt] [nomDefunt]</text:span>, [naitre] à [lieuNaissanceDefunt] le [dateNaissanceDefunt], [professionDefunt],[domicile][domicileDefunt] [filsFille] de [nomPrenomPereDefunt] et de [nomPrenomMereDefunt]. [nomPrenomEpoux(se)2]./.</text:p>
      <text:p text:style-name="P4"><text:span text:style-name="Source_20_Text"><text:span text:style-name="T1">Dressé le [dateActe] à [heureActe] sur la déclaration de [prenomDeclarant] [nomDeclarant], [ageDeclarant] ans, [professionDeclarant], [domicileD] à [adresseDeclarant], qui, lecture faite et [inviter] à lire l'acte, a signé avec Nous, [prenomU] [nomU], [infoU] par délégation du Maire./.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4.001cm" fo:margin-right="4.0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5-04T16:39:12</meta:creation-date>
    <meta:generator>LibreOffice/3.3$Linux LibreOffice_project/330m19$Build-401</meta:generator>
    <dc:date>2012-01-10T09:41:30</dc:date>
    <dc:creator>Guillaume </dc:creator>
    <meta:editing-duration>PT7H9M57S</meta:editing-duration>
    <meta:editing-cycles>57</meta:editing-cycles>
    <meta:document-statistic meta:table-count="0" meta:image-count="0" meta:object-count="0" meta:page-count="1" meta:paragraph-count="7" meta:word-count="74" meta:character-count="677"/>
  </office:meta>
</office:document-meta>
</file>